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503.41</text:p>
          </table:table-cell>
          <table:table-cell office:value-type="string" calcext:value-type="string">
            <text:p>-106.98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 style:data-style-name="N2" text:time-value="22:45:00.2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1T22:46:40.753000000</dc:date>
    <meta:editing-duration>P7DT5H12M58S</meta:editing-duration>
    <meta:editing-cycles>3100</meta:editing-cycles>
    <meta:document-statistic meta:table-count="6" meta:cell-count="8639" meta:object-count="0"/>
    <meta:user-defined meta:name="qrichtext">1</meta:user-defined>
  </office:meta>
</office:document-meta>
</file>